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style:font-name="Times New Roman" fo:font-size="10pt" style:font-size-asian="10pt" style:font-size-complex="10pt"/>
    </style:style>
    <style:style style:name="P2" style:family="paragraph" style:parent-style-name="Standard">
      <style:text-properties officeooo:rsid="001d54b7" officeooo:paragraph-rsid="001d54b7"/>
    </style:style>
    <style:style style:name="P3" style:family="paragraph" style:parent-style-name="Standard">
      <style:text-properties officeooo:rsid="001e1f59" officeooo:paragraph-rsid="001ef77a"/>
    </style:style>
    <style:style style:name="P4" style:family="paragraph" style:parent-style-name="Standard">
      <style:text-properties officeooo:rsid="001e1f59" officeooo:paragraph-rsid="0023cf49"/>
    </style:style>
    <style:style style:name="P5" style:family="paragraph" style:parent-style-name="Standard">
      <style:text-properties officeooo:rsid="001e1f59" officeooo:paragraph-rsid="0024bde3"/>
    </style:style>
    <style:style style:name="P6" style:family="paragraph" style:parent-style-name="Standard">
      <style:paragraph-properties fo:margin-left="1.27cm" fo:margin-right="0cm" fo:text-indent="-1.27cm" style:auto-text-indent="false"/>
    </style:style>
    <style:style style:name="P7" style:family="paragraph" style:parent-style-name="Footnote">
      <style:text-properties style:font-name="Times New Roman"/>
    </style:style>
    <style:style style:name="P8" style:family="paragraph" style:parent-style-name="Footnote">
      <style:text-properties style:font-name="Times New Roman" fo:font-size="10pt" style:font-size-asian="10pt" style:font-size-complex="10pt"/>
    </style:style>
    <style:style style:name="P9" style:family="paragraph" style:parent-style-name="Footnote">
      <style:text-properties officeooo:rsid="002b35f1" officeooo:paragraph-rsid="002b35f1"/>
    </style:style>
    <style:style style:name="P10" style:family="paragraph" style:parent-style-name="Footnote">
      <style:text-properties officeooo:rsid="002cf734" officeooo:paragraph-rsid="002cf734"/>
    </style:style>
    <style:style style:name="P11" style:family="paragraph" style:parent-style-name="Footnote">
      <style:text-properties officeooo:rsid="002e9708" officeooo:paragraph-rsid="002e9708"/>
    </style:style>
    <style:style style:name="P12" style:family="paragraph" style:parent-style-name="Standard">
      <style:text-properties officeooo:rsid="0026933d" officeooo:paragraph-rsid="0026933d"/>
    </style:style>
    <style:style style:name="P13" style:family="paragraph" style:parent-style-name="Standard">
      <style:text-properties officeooo:rsid="0026933d" officeooo:paragraph-rsid="00270f03"/>
    </style:style>
    <style:style style:name="P14" style:family="paragraph" style:parent-style-name="Standard">
      <style:text-properties officeooo:rsid="0026933d" officeooo:paragraph-rsid="002acc18"/>
    </style:style>
    <style:style style:name="P15" style:family="paragraph" style:parent-style-name="Standard">
      <style:text-properties officeooo:rsid="0026933d" officeooo:paragraph-rsid="002e9708"/>
    </style:style>
    <style:style style:name="P16" style:family="paragraph" style:parent-style-name="Standard">
      <style:text-properties officeooo:rsid="0026933d" officeooo:paragraph-rsid="002f9ed5"/>
    </style:style>
    <style:style style:name="P17" style:family="paragraph" style:parent-style-name="Standard">
      <style:text-properties officeooo:rsid="0026933d" officeooo:paragraph-rsid="00311990"/>
    </style:style>
    <style:style style:name="P18" style:family="paragraph" style:parent-style-name="Standard">
      <style:text-properties officeooo:rsid="00270f03" officeooo:paragraph-rsid="00270f03"/>
    </style:style>
    <style:style style:name="P19" style:family="paragraph" style:parent-style-name="Standard">
      <style:text-properties officeooo:rsid="0028fabc" officeooo:paragraph-rsid="00270f03"/>
    </style:style>
    <style:style style:name="P20" style:family="paragraph" style:parent-style-name="Standard">
      <style:text-properties officeooo:rsid="0028fabc" officeooo:paragraph-rsid="0028fabc"/>
    </style:style>
    <style:style style:name="P21" style:family="paragraph" style:parent-style-name="Standard">
      <style:text-properties officeooo:rsid="0032cc17" officeooo:paragraph-rsid="0032cc17"/>
    </style:style>
    <style:style style:name="P22" style:family="paragraph" style:parent-style-name="Standard">
      <style:text-properties officeooo:rsid="0034c966" officeooo:paragraph-rsid="0034c966"/>
    </style:style>
    <style:style style:name="P23" style:family="paragraph" style:parent-style-name="Standard">
      <style:paragraph-properties fo:margin-left="1.27cm" fo:margin-right="0cm" fo:text-indent="-1.27cm" style:auto-text-indent="false"/>
    </style:style>
    <style:style style:name="P24" style:family="paragraph" style:parent-style-name="Standard">
      <style:paragraph-properties fo:margin-left="1.27cm" fo:margin-right="0cm" fo:text-indent="-1.27cm" style:auto-text-indent="false"/>
      <style:text-properties officeooo:paragraph-rsid="002b35f1"/>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style:font-name="Helvetica" fo:font-size="12pt" fo:font-style="normal" officeooo:rsid="0024bde3" style:font-size-asian="12pt" style:font-style-asian="normal"/>
    </style:style>
    <style:style style:name="T6" style:family="text">
      <style:text-properties fo:color="#000000" fo:font-style="italic" style:font-style-asian="italic"/>
    </style:style>
    <style:style style:name="T7" style:family="text">
      <style:text-properties fo:color="#000000" fo:font-style="italic" officeooo:rsid="002afa8d" style:font-style-asian="italic"/>
    </style:style>
    <style:style style:name="T8" style:family="text">
      <style:text-properties fo:color="#000000" fo:font-style="normal" style:font-style-asian="normal"/>
    </style:style>
    <style:style style:name="T9" style:family="text">
      <style:text-properties fo:color="#000000" fo:font-style="normal" officeooo:rsid="001d54b7" style:font-style-asian="normal"/>
    </style:style>
    <style:style style:name="T10" style:family="text">
      <style:text-properties fo:color="#000000" fo:font-style="normal" officeooo:rsid="0021ecfe" style:font-style-asian="normal"/>
    </style:style>
    <style:style style:name="T11" style:family="text">
      <style:text-properties fo:color="#000000" fo:font-style="normal" officeooo:rsid="0028fabc" style:font-style-asian="normal"/>
    </style:style>
    <style:style style:name="T12" style:family="text">
      <style:text-properties fo:color="#000000" fo:font-style="normal" officeooo:rsid="002acc18" style:font-style-asian="normal"/>
    </style:style>
    <style:style style:name="T13" style:family="text">
      <style:text-properties fo:color="#000000" officeooo:rsid="001d54b7"/>
    </style:style>
    <style:style style:name="T14" style:family="text">
      <style:text-properties fo:color="#000000" style:font-name="Helvetica" fo:font-size="12pt" style:font-size-asian="12pt"/>
    </style:style>
    <style:style style:name="T15" style:family="text">
      <style:text-properties fo:color="#000000" style:font-name="Helvetica" fo:font-size="12pt" officeooo:rsid="0032cc17" style:font-size-asian="12pt"/>
    </style:style>
    <style:style style:name="T16" style:family="text">
      <style:text-properties fo:color="#000000" style:font-name="Helvetica" fo:font-size="12pt" fo:font-style="italic" style:font-size-asian="12pt" style:font-style-asian="italic"/>
    </style:style>
    <style:style style:name="T17" style:family="text">
      <style:text-properties fo:color="#000000" style:font-name="Helvetica" fo:font-size="12pt" fo:font-style="italic" officeooo:rsid="0032cc17" style:font-size-asian="12pt" style:font-style-asian="italic" style:font-style-complex="italic"/>
    </style:style>
    <style:style style:name="T18" style:family="text">
      <style:text-properties fo:color="#000000" style:font-name="Helvetica" fo:font-size="12pt" fo:font-style="normal" style:font-size-asian="12pt" style:font-style-asian="normal"/>
    </style:style>
    <style:style style:name="T19" style:family="text">
      <style:text-properties fo:color="#000000" style:font-name="Helvetica" fo:font-size="12pt" fo:font-style="normal" style:font-size-asian="12pt" style:font-style-asian="normal" style:font-style-complex="normal"/>
    </style:style>
    <style:style style:name="T20" style:family="text">
      <style:text-properties fo:color="#000000" style:font-name="Helvetica" fo:font-size="12pt" fo:font-style="normal" officeooo:rsid="0032cc17" style:font-size-asian="12pt" style:font-style-asian="normal" style:font-style-complex="normal"/>
    </style:style>
    <style:style style:name="T21" style:family="text">
      <style:text-properties officeooo:rsid="001e1f59"/>
    </style:style>
    <style:style style:name="T22" style:family="text">
      <style:text-properties officeooo:rsid="001e6eba"/>
    </style:style>
    <style:style style:name="T23" style:family="text">
      <style:text-properties fo:font-style="italic" style:font-style-asian="italic" style:font-style-complex="italic"/>
    </style:style>
    <style:style style:name="T24" style:family="text">
      <style:text-properties fo:font-style="italic" officeooo:rsid="001e6eba" style:font-style-asian="italic" style:font-style-complex="italic"/>
    </style:style>
    <style:style style:name="T25" style:family="text">
      <style:text-properties fo:font-style="italic" officeooo:rsid="002010f8" style:font-style-asian="italic" style:font-style-complex="italic"/>
    </style:style>
    <style:style style:name="T26" style:family="text">
      <style:text-properties fo:font-style="italic" officeooo:rsid="00375031"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e6eba" style:font-style-asian="normal" style:font-style-complex="normal"/>
    </style:style>
    <style:style style:name="T29" style:family="text">
      <style:text-properties fo:font-style="normal" officeooo:rsid="001ef77a" style:font-style-asian="normal" style:font-style-complex="normal"/>
    </style:style>
    <style:style style:name="T30" style:family="text">
      <style:text-properties fo:font-style="normal" officeooo:rsid="002010f8" style:font-style-asian="normal" style:font-style-complex="normal"/>
    </style:style>
    <style:style style:name="T31" style:family="text">
      <style:text-properties fo:font-style="normal" officeooo:rsid="002acc18" style:font-style-asian="normal" style:font-style-complex="normal"/>
    </style:style>
    <style:style style:name="T32" style:family="text">
      <style:text-properties fo:font-style="normal" officeooo:rsid="002afa8d" style:font-style-asian="normal" style:font-style-complex="normal"/>
    </style:style>
    <style:style style:name="T33" style:family="text">
      <style:text-properties officeooo:rsid="001ef77a"/>
    </style:style>
    <style:style style:name="T34" style:family="text">
      <style:text-properties officeooo:rsid="002010f8"/>
    </style:style>
    <style:style style:name="T35" style:family="text">
      <style:text-properties officeooo:rsid="0021ecfe"/>
    </style:style>
    <style:style style:name="T36" style:family="text">
      <style:text-properties officeooo:rsid="00270f03"/>
    </style:style>
    <style:style style:name="T37" style:family="text">
      <style:text-properties officeooo:rsid="0028fabc"/>
    </style:style>
    <style:style style:name="T38" style:family="text">
      <style:text-properties officeooo:rsid="002acc18"/>
    </style:style>
    <style:style style:name="T39" style:family="text">
      <style:text-properties officeooo:rsid="002afa8d"/>
    </style:style>
    <style:style style:name="T40" style:family="text">
      <style:text-properties officeooo:rsid="002b35f1"/>
    </style:style>
    <style:style style:name="T41" style:family="text">
      <style:text-properties officeooo:rsid="002f9ed5"/>
    </style:style>
    <style:style style:name="T42" style:family="text">
      <style:text-properties officeooo:rsid="0034c966"/>
    </style:style>
    <style:style style:name="T43" style:family="text">
      <style:text-properties officeooo:rsid="00355bbc"/>
    </style:style>
    <style:style style:name="T44" style:family="text">
      <style:text-properties officeooo:rsid="00375031"/>
    </style:style>
    <style:style style:name="T45" style:family="text">
      <style:text-properties officeooo:rsid="0038d5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den Chemicals / <text:span text:style-name="T34">Weed killers</text:span></text:p>
      <text:p text:style-name="P2"/>
      <text:p text:style-name="P2">Although the historiography concerning the use of garden chemicals in Britain distinctly lacking, there are plenty of practical gardening books and magazines that can help flesh out this subject. </text:p>
      <text:p text:style-name="P2"/>
      <text:p text:style-name="P2">Although Jane Fearnley-Whittingstall asserts that weed killers did not exist before 1939<text:note text:id="ftn1" text:note-class="footnote"><text:note-citation>1</text:note-citation><text:note-body><text:p text:style-name="P1"><text:span text:style-name="T1">Fearnley-Whittingstall, Jane. </text:span><text:span text:style-name="T6">The Garden: An English Love Affair</text:span><text:span text:style-name="T8">. <text:s/>London: Weidenfeld &amp; Nicolson, 2002. </text:span><text:span text:style-name="T9">p287</text:span></text:p></text:note-body></text:note> it is quite clear from adverts for weed killer and descriptions in gardening books that they most certainly did. A booklet about lawns published in 1899 by Sutton and Son seed merchants, carried adverts for a selection of specialised weed removal tools, but <text:span text:style-name="T21">for dealing with individual weeds </text:span>it also promoted 'daisy destroyer' as well as the use of common salt, sulphuric acid, carbolic acid and "one of the liquid weed destroyers".<text:note text:id="ftn2" text:note-class="footnote"><text:note-citation>2</text:note-citation><text:note-body><text:p text:style-name="Footnote"><text:span text:style-name="T13">Sutton &amp; </text:span><text:span text:style-name="T1">Son, </text:span><text:span text:style-name="T6">Lawns</text:span><text:span text:style-name="T8">. <text:s/>London: Simpkin, Marshall, Hamilton, Kent &amp; Co. Ltd, 1899. </text:span><text:span text:style-name="T9">p25</text:span></text:p></text:note-body></text:note> It left this unnamed, indicating that the expected readership would be familiar with the concept of the products alluded to.</text:p>
      <text:p text:style-name="P2"/>
      <text:p text:style-name="P2">That use of salt and acids, neatly demonstrates how domestic chemicals would be expected to fulfil a multitude of roles, and be handled by different users, <text:span text:style-name="T21">because they are not dedicated weedkillers like the liquid weed destroyer is. </text:span><text:s/></text:p>
      <text:p text:style-name="P2"/>
      <text:p text:style-name="P4">Lawn sand is another method of killing either individual weeds, or treating an entire lawn. <text:span text:style-name="T35">Reed, writing in 1950 declared that before the introduction of selective weedkillers sulphate of ammonia was "probably the most important chemical agent for weed destruction".</text:span><text:span text:style-name="T35"><text:note text:id="ftn3" text:note-class="footnote"><text:note-citation>3</text:note-citation><text:note-body><text:p text:style-name="P1"><text:span text:style-name="T1">Reed, F. J. </text:span><text:span text:style-name="T6">Lawns and Playing Fields</text:span><text:span text:style-name="T8">. <text:s/>London: Faber and Faber, 1950. </text:span><text:span text:style-name="T10">p119</text:span></text:p></text:note-body></text:note></text:span> <text:span text:style-name="T22">Searching </text:span><text:span text:style-name="T24">The Times</text:span><text:span text:style-name="T28"> for evidence of lawn sand shows a racehorse called "Lawn Sand" in 1908, and proprietary lawn sands winning awards at Chelsea flower show in 1913 and 1914. A </text:span><text:span text:style-name="T30">1922</text:span><text:span text:style-name="T28"> </text:span><text:span text:style-name="T31">newspaper </text:span><text:span text:style-name="T28">article described lawn sand as </text:span><text:span text:style-name="T29">"</text:span><text:span text:style-name="T28">shrouded in mystery to the profit of its vendors</text:span><text:span text:style-name="T29">"</text:span><text:span text:style-name="T28">, </text:span><text:span text:style-name="T31">since it came onto the market</text:span><text:span text:style-name="T28"> </text:span><text:span text:style-name="T31">(</text:span><text:span text:style-name="T28">although did not give a date for </text:span><text:span text:style-name="T31">this)</text:span><text:span text:style-name="T28">, and proceeded to explain that </text:span><text:span text:style-name="T32">the active component is </text:span><text:span text:style-name="T28">sulphate of ammonia </text:span><text:span text:style-name="T32">but that this</text:span><text:span text:style-name="T28"> would be hard to spread evenly over a lawn so is mixed with fine sand to facilitate it. </text:span><text:span text:style-name="T32">The article also </text:span><text:span text:style-name="T28">gave a formula for this basic mixture </text:span><text:span text:style-name="T32">and</text:span><text:span text:style-name="T28"> implied that the proprietary versions had another </text:span><text:span text:style-name="T32">unidentified</text:span><text:span text:style-name="T28"> component, </text:span><text:span text:style-name="T32">which made</text:span><text:span text:style-name="T28"> them "valuable manures as well as weed destroyers".</text:span><text:span text:style-name="T28"><text:note text:id="ftn4" text:note-class="footnote"><text:note-citation>4</text:note-citation><text:note-body><text:p text:style-name="Footnote"><text:span text:style-name="T1">"Lawns and Lawn Sands." </text:span><text:span text:style-name="T6">The Times </text:span><text:span text:style-name="T8"><text:s/>(1922/04/22/ 1922): 15.</text:span></text:p></text:note-body></text:note></text:span><text:span text:style-name="T28"> </text:span></text:p>
      <text:p text:style-name="P4"/>
      <text:p text:style-name="P4">When tracing descriptions of lawn sand through garden books, in 1924 Macself <text:span text:style-name="T34">was somewhat behind </text:span><text:span text:style-name="T25">The Times</text:span><text:span text:style-name="T34">, and appeared not to know what exactly was in lawn sand or how it worked. He described lawn sand as "impregnated with chemicals of a caustic nature" and </text:span>viewed <text:span text:style-name="T33">proprietors</text:span> of lawn sand with suspicion, due to their lack of explanation to consumers about how the product would work <text:span text:style-name="T34">and how much to use</text:span>, resulting in some users buying much more than necessary. <text:span text:style-name="T22">He set out to demystify the user in the hope that they would use the right amount for their situation, but did not give a recipe. Lawn sand recipes became ubiquitous in advice about lawns and gardens, but proprietary lawn sands continued to be marketed as a convenient option for those gardeners who wanted it. </text:span></text:p>
      <text:p text:style-name="P4"/>
      <text:p text:style-name="P5"><text:span text:style-name="T22">Lawn sand did not need any special equipment to apply it, as it could be sprinkled on by hand although Macself suggested constructing a shaker by perforating the lid of a tin can, and by the time Beale was writing in 1931, a dedicated conical distributor dropped a little of the sand onto the weed was in use. In 1954 readers in search of advice on dealing with weeds were reassured that although lawn sand was old fashioned now that so many other weedkillers were available, it was still useful</text:span><text:span text:style-name="T22"><text:note text:id="ftn5" text:note-class="footnote"><text:note-citation>5</text:note-citation><text:note-body><text:p text:style-name="P6"><text:span text:style-name="T2">Dawson, R.B. </text:span><text:span text:style-name="T3">Lawns</text:span><text:span text:style-name="T4">. Amateur Gardening Handbook. <text:s/>London: W.H. &amp; L. Collingridge Ltd, 1954. </text:span><text:span text:style-name="T5">p63</text:span></text:p></text:note-body></text:note></text:span><text:span text:style-name="T22"> and this message was reasserted in 1986 with the extra detail that there were weeds on which selective weedkillers were ineffective.</text:span><text:span text:style-name="T22"><text:note text:id="ftn6" text:note-class="footnote"><text:note-citation>6</text:note-citation><text:note-body><text:p text:style-name="P6"><text:span text:style-name="T2">Hellyer, Arthur George. </text:span><text:span text:style-name="T3">Your Lawn</text:span><text:span text:style-name="T4">. <text:s/>Twickenham: Hamlyn, 1970. </text:span><text:span text:style-name="T5">p31</text:span></text:p></text:note-body></text:note></text:span></text:p>
      <text:p text:style-name="P3"><text:soft-page-break/></text:p>
      <text:p text:style-name="P3"/>
      <text:p text:style-name="P14">As well as lawn sand, sodium chlorate was also recommended by gardening manuals and advice columns. It was singled out as particularly effective for clearing weeds from paths and overgrown areas, with long lasting effects. <text:span text:style-name="T44">Initially used by agriculturalists, particularly for clearing land of ragwort which is poisonous to cattle, sheep, horses and pigs, the practice of using sodium chlorate was described in </text:span><text:span text:style-name="T26">The Times</text:span><text:span text:style-name="T44"> farming column as originating in New Zealand where the NZ board of agriculture conducted trials with sodium and calcium chlorate.</text:span><text:span text:style-name="T44"><text:note text:id="ftn23" text:note-class="footnote"><text:note-citation>7</text:note-citation><text:note-body><text:p text:style-name="P6"><text:span text:style-name="T2">"Farming Notes and Comments." </text:span><text:span text:style-name="T3">The Times </text:span><text:span text:style-name="T4"><text:s/>(19/01/1931): 18.</text:span></text:p></text:note-body></text:note></text:span><text:span text:style-name="T44"> It was quickly seized on in the gardening column, as an alternative to arsenical weed-killers "of evil repute".</text:span><text:span text:style-name="T44"><text:note text:id="ftn24" text:note-class="footnote"><text:note-citation>8</text:note-citation><text:note-body><text:p text:style-name="P6"><text:span text:style-name="T2">"Garden Notes." </text:span><text:span text:style-name="T3">The Times </text:span><text:span text:style-name="T4"><text:s/>(09/07/1932/ 1932): 13.</text:span></text:p></text:note-body></text:note></text:span><text:span text:style-name="T44"> </text:span>Sodium chlorate was introduced to the readers of the National Allotment Society's journal in a 1934 article about tidily kept allotments (unkempt allotments were a major bugbear of the society).<text:note text:id="ftn0" text:note-class="footnote"><text:note-citation>9</text:note-citation><text:note-body><text:p text:style-name="P6"><text:span text:style-name="T2">"A Wonderful Weed-Killer." </text:span><text:span text:style-name="T3">National Allotments Journal</text:span><text:span text:style-name="T4">, no. 22 (1934): 17-19.</text:span></text:p><text:p text:style-name="Footnote"/></text:note-body></text:note> Shortly afterwards, the journal claimed to have received requests for more information about this wonderful weedkiller and letters from disappointed enthusiasts unable to obtain it. <text:span text:style-name="T38">This was not surprising, as the chemical was only imported to Britain.</text:span> </text:p>
      <text:p text:style-name="P14"/>
      <text:p text:style-name="P14"><text:span text:style-name="T38">The Daily Mail reported in 1935 that the first plant to produce sodium chlorate was going to be installed in the British Isle, allowing it to compete with Colonial and Continental manufacturers.</text:span><text:span text:style-name="T38"><text:note text:id="ftn13" text:note-class="footnote"><text:note-citation>10</text:note-citation><text:note-body><text:p text:style-name="P7"><text:span text:style-name="T1">"Staveley's New Venture." </text:span><text:span text:style-name="T6">The </text:span><text:span text:style-name="T7">Daily Mail</text:span><text:span text:style-name="T8">, 28 September 1935. </text:span><text:span text:style-name="T12">p2</text:span></text:p><text:p text:style-name="Footnote"/></text:note-body></text:note></text:span><text:span text:style-name="T38"> That same</text:span> year,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 The chemical had to be bought directly from importers or manufacturers in large, industrial sized quantities and this was too expensive and too large a quantity even for an allotment association clubbing together. <text:span text:style-name="T39">By 1940, sodium chlorate was more widely available, through Boot's who called themselves "The Gardeners Chemist" in their advertisements for tins of the weedkiller.</text:span><text:span text:style-name="T39"><text:note text:id="ftn15" text:note-class="footnote"><text:note-citation>11</text:note-citation><text:note-body><text:p text:style-name="P9">Display advertising, <text:span text:style-name="T23">The Daily Mail</text:span><text:span text:style-name="T27">, 27.04.40. p9</text:span></text:p></text:note-body></text:note></text:span><text:span text:style-name="T39"> Sodium chlorate was also available under other brand names, including from Grico Products,</text:span><text:span text:style-name="T39"><text:note text:id="ftn22" text:note-class="footnote"><text:note-citation>12</text:note-citation><text:note-body><text:p text:style-name="Footnote"/></text:note-body></text:note></text:span><text:span text:style-name="T39"> Eureka sodium chlorate from Tomlinson &amp; Haward Ltd</text:span><text:span text:style-name="T39"><text:note text:id="ftn21" text:note-class="footnote"><text:note-citation>13</text:note-citation><text:note-body><text:p text:style-name="Footnote"/></text:note-body></text:note></text:span><text:span text:style-name="T39"> and Natcol from Synchemicals.</text:span><text:span text:style-name="T39"><text:note text:id="ftn20" text:note-class="footnote"><text:note-citation>14</text:note-citation><text:note-body><text:p text:style-name="Footnote"/></text:note-body></text:note></text:span></text:p>
      <text:p text:style-name="P12"/>
      <text:p text:style-name="P13">Sodium chlorate was sold in the form of crystals, like salt, which could be applied dry <text:span text:style-name="T36">to individual weeds</text:span> or dissolved in water <text:span text:style-name="T36">and sprayed on a large area</text:span>. There was a known problem with this chemical <text:span text:style-name="T40">as</text:span> when the solution soaked into gloves or other textiles, then dried, the friction from by wearing the sodium chlorate impregnated garment caused the chemical to ignite or explode. <text:s/>This effect was initially described by the National Allotment Society as an inflammable gas given off as the garment dried, but after doing some more research, gave their readers a comprehensive description of the action of friction <text:span text:style-name="T36">and advised users to rinse in clean water any items that had become impregnated with chlorate solution</text:span>.<text:note text:id="ftn7" text:note-class="footnote"><text:note-citation>15</text:note-citation><text:note-body><text:p text:style-name="P6"><text:span text:style-name="T4"/></text:p></text:note-body></text:note> </text:p>
      <text:p text:style-name="P13"/>
      <text:p text:style-name="P18">This inflammable danger was considered preferable to the arsenical weedkillers potential to poison, and the unpleasant handling qualities of tar-based compounds, reasons which NAJ explained as why the chlorates were so popular.<text:note text:id="ftn8" text:note-class="footnote"><text:note-citation>16</text:note-citation><text:note-body><text:p text:style-name="Footnote"/></text:note-body></text:note> Not all recommendations for sodium chlorate came with detailed information about safety, <text:span text:style-name="T45">and not all users received the same warnings. For instance, the agricultural </text:span><text:soft-page-break/><text:span text:style-name="T45">notes outlined that the chemical had fire risks, whereas calcium chlorate did not, but this information was not included in the praise for sodium chlorate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10" text:note-class="footnote"><text:note-citation>17</text:note-citation><text:note-body><text:p text:style-name="Footnote"><text:span text:style-name="T1">Reed, F. J. </text:span><text:span text:style-name="T6">Lawns and Playing Fields</text:span><text:span text:style-name="T8">. <text:s/>London: Faber and Faber, 1950.</text:span></text:p></text:note-body></text:note> <text:span text:style-name="T37">This can be c</text:span>ompared to Sprague, writing in 1940, who urged users to avoid spilling <text:span text:style-name="T37">neither the crystals or </text:span>the solution on wooden surfaces, and to throughly rinse anything that contacted the solution in clean water to avoid fires.<text:note text:id="ftn9" text:note-class="footnote"><text:note-citation>18</text:note-citation><text:note-body><text:p text:style-name="P1"><text:span text:style-name="T1">Sprague, Howard B. </text:span><text:span text:style-name="T6">Better Lawns for Homes and Parks</text:span><text:span text:style-name="T8">. Whittlesey House Garden Series. edited by F.F. Rockwell London: Whittlesey House, 1940. </text:span><text:span text:style-name="T11">p169 and p172</text:span></text:p></text:note-body></text:note> This could demonstrate that by 1950 when Reed was writing, these precautions were common knowledge or perhaps that Sprague's American audience were more safety conscious. <text:span text:style-name="T39">Although it had recommended the use of sodium chlorate for clearing bindweed, paths, killing docks and for putting on newly cut tree stumps, it was not until 1959 that The Daily Mail noted that sodium chlorate should be handled with care. At the same time they called for "serious investigation" into why such a potentially dangerous chemical could be bought in brown paper bags from any hardware shop or chemist, without any warnings as to its nature.</text:span><text:span text:style-name="T39"><text:note text:id="ftn14" text:note-class="footnote"><text:note-citation>19</text:note-citation><text:note-body><text:p text:style-name="P24"><text:span text:style-name="T2">"The Best Way to Keep Paths Free of Weeds." </text:span><text:span text:style-name="T3">The Daily Mail</text:span><text:span text:style-name="T4">, 13 June 1959.</text:span></text:p></text:note-body></text:note></text:span></text:p>
      <text:p text:style-name="P19"/>
      <text:p text:style-name="P20">Sodium chlorate retained its identity, it was not given another, non-chemical name when <text:s/>it was sold as weed killer. <text:s/></text:p>
      <text:p text:style-name="P13"/>
      <text:p text:style-name="P17">The explosive nature of sodium chlorate provided entertainment for anyone pyrotechnically inclined, with sodium chlorate sometimes being substituted for potassium chlorate in homemade bangers. <text:span text:style-name="T41">The principle users of sodium chlorate for this purpose were boys. Between 1956 and 1966, 242 young people had been injured by home made explosives containing sodium chlorate.</text:span><text:span text:style-name="T41"><text:note text:id="ftn11" text:note-class="footnote"><text:note-citation>20</text:note-citation><text:note-body><text:p text:style-name="P10">Hansard, 30.06.66</text:p></text:note-body></text:note></text:span><text:span text:style-name="T41">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17"/>
      <text:p text:style-name="P17"><text:span text:style-name="T41">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41"><text:note text:id="ftn17" text:note-class="footnote"><text:note-citation>21</text:note-citation><text:note-body><text:p text:style-name="Footnote"/></text:note-body></text:note></text:span><text:span text:style-name="T41"> In 1970, Boots sent out a special announcement to all of its shops, requesting that the tins of sodium chlorate be displayed out of the reach of children, and to affix self adhesive labels declaring that it should not be sold to children under 18 ought to be to all stock. Future batches would have this information printed on the label.</text:span><text:span text:style-name="T41"><text:note text:id="ftn12" text:note-class="footnote"><text:note-citation>22</text:note-citation><text:note-body><text:p text:style-name="Footnote"/></text:note-body></text:note></text:span><text:span text:style-name="T41"> The long delay between the discussions and one of the major retailers of sodium chlorate taking steps to restrict the chemical may indicate the opposition to tighter controls, or the difficulty in implementing them.</text:span></text:p>
      <text:p text:style-name="P16"/>
      <text:p text:style-name="P16"><text:span text:style-name="T41">Hansard records the seasonal concern expressed by parliamentarians regarding attraction of youths to make fireworks using the weedkiller. Dr Hugh Black of Her Majesty's Inspectorate of Explosives recommended that science teachers left out this information from their classes.</text:span><text:span text:style-name="T41"><text:note text:id="ftn16" text:note-class="footnote"><text:note-citation>23</text:note-citation><text:note-body><text:p text:style-name="P10">Think hansard, check websearch as not in my spreadsheet</text:p></text:note-body></text:note></text:span><text:span text:style-name="T41"> Some members queried whether sodium chlorate could be sold as a liquid, although other more scientifically competent reminded them that anyone dedicated to making an explosive could circumvent a liquid formulation by evaporating out the chemical.</text:span><text:span text:style-name="T41"><text:note text:id="ftn18" text:note-class="footnote"><text:note-citation>24</text:note-citation><text:note-body><text:p text:style-name="P11">Hansard</text:p></text:note-body></text:note></text:span><text:span text:style-name="T41"> However, by 1970, ICI advertised their sodium chlorate weedkiller as containing fire depressant,</text:span><text:span text:style-name="T41"><text:note text:id="ftn19" text:note-class="footnote"><text:note-citation>25</text:note-citation><text:note-body><text:p text:style-name="P6"><text:span text:style-name="T2">"May in the Garden with </text:span><text:span text:style-name="T15">ICI</text:span><text:span text:style-name="T2">." </text:span><text:span text:style-name="T17">The Daily </text:span><text:span text:style-name="T20">Mail, </text:span><text:span text:style-name="T19">02.05.70</text:span><text:span text:style-name="T2"> 1970.</text:span></text:p><text:p text:style-name="Footnote"/></text:note-body></text:note></text:span><text:span text:style-name="T41"> showing that the company were keen to avoid </text:span><text:soft-page-break/><text:span text:style-name="T41">their amateur gardening products being connected with fires, and although left unstated also implicitly explosions, and accordingly adjusted the formulation of their product.</text:span></text:p>
      <text:p text:style-name="P16"/>
      <text:p text:style-name="P21">However, entertainment was not the only reason for mixing home made explosives. As well as bangers, bombs were also made. <text:span text:style-name="T42">The same principle as bangers, but generally larger, the bomb makers sought revenge, fear and damage, with examples reported in newspapers of a jilted lover, . Newspapers dubbed them "two bob bombs", referring to their inexpensive nature.</text:span></text:p>
      <text:p text:style-name="P15"/>
      <text:p text:style-name="P22">Poisoning was another use of sodium chlorate, with attempted poisonings being carried out by men and women. Sodium chlorate <text:span text:style-name="T43">was reported by pathologist as tasting bitter, therefore noticable and unsuitable for poisoning, but this did not stop people from trying, </text:span>allegedly <text:span text:style-name="T43">adding it to tea, All-bran cereal and squash.</text:span></text:p>
      <text:p text:style-name="P15"/>
      <text:p text:style-name="P15">Other than autumnal calls for controls on sales to children, the chemical remained on sale until 2004 [CHECK DATE]. When its withdrawal from the market was announced, devotees stockpiled the chemical and lamented the loss of such an effective weedkiller. </text:p>
      <text:p text:style-name="P12">[is this at all related to anti terrorism efforts?]</text:p>
      <text:p text:style-name="P12"/>
      <text:p text:style-name="P12">Sodium chlorate is a very effective weedkiller, but it also remains so for several months. For gardeners who want to be able to use the area soon after ridding it of weeds, a different product was need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6-09T12:57:55.893793000</dc:date>
    <meta:editing-duration>P2DT20H58M31S</meta:editing-duration>
    <meta:editing-cycles>9</meta:editing-cycles>
    <meta:generator>LibreOffice/4.2.4.2$MacOSX_x86 LibreOffice_project/63150712c6d317d27ce2db16eb94c2f3d7b699f8</meta:generator>
    <meta:document-statistic meta:table-count="0" meta:image-count="0" meta:object-count="0" meta:page-count="4" meta:paragraph-count="38" meta:word-count="2061" meta:character-count="12975" meta:non-whitespace-character-count="10929"/>
  </office:meta>
</office:document-meta>
</file>